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aptableJobFactory.newJob( TriggerFiredBundle bundle , Scheduler schedu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daptableJobFactory.adaptJob( Object job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daptableJobFactory.createJobInstance( TriggerFired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